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369c4" officeooo:paragraph-rsid="001369c4" style:font-weight-asian="bold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369c4" officeooo:paragraph-rsid="001369c4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369c4" officeooo:paragraph-rsid="001369c4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text-properties style:text-underline-style="none" fo:font-weight="normal" officeooo:rsid="001369c4" officeooo:paragraph-rsid="001369c4" style:font-weight-asian="normal" style:font-weight-complex="normal"/>
    </style:style>
    <style:style style:name="P5" style:family="paragraph" style:parent-style-name="Standard" style:list-style-name="L2">
      <style:text-properties style:text-underline-style="none" fo:font-weight="normal" officeooo:rsid="001369c4" officeooo:paragraph-rsid="001369c4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369c4" officeooo:paragraph-rsid="001369c4" style:font-weight-asian="normal" style:font-weight-complex="normal"/>
    </style:style>
    <style:style style:name="P7" style:family="paragraph" style:parent-style-name="Standard" style:list-style-name="L3">
      <style:text-properties style:text-underline-style="none" fo:font-weight="normal" officeooo:rsid="001462b7" officeooo:paragraph-rsid="001462b7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rsid="001462b7" officeooo:paragraph-rsid="001462b7" style:font-weight-asian="normal" style:font-weight-complex="normal"/>
    </style:style>
    <style:style style:name="P9" style:family="paragraph" style:parent-style-name="Standard" style:list-style-name="L2">
      <style:text-properties style:text-underline-style="none" fo:font-weight="normal" officeooo:rsid="001462b7" officeooo:paragraph-rsid="001462b7" style:font-weight-asian="normal" style:font-weight-complex="normal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1369c4" officeooo:paragraph-rsid="001369c4" style:font-size-asian="14pt" style:font-weight-asian="bold" style:font-size-complex="14pt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462b7" officeooo:paragraph-rsid="001462b7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n Tasks</text:p>
      <text:p text:style-name="P1"/>
      <text:p text:style-name="P3">Front-End</text:p>
      <text:list xml:id="list3953214400" text:style-name="L1">
        <text:list-item>
          <text:p text:style-name="P4">general design improvement</text:p>
        </text:list-item>
        <text:list-item>
          <text:p text:style-name="P4">add nice icon for app</text:p>
        </text:list-item>
      </text:list>
      <text:p text:style-name="P6"/>
      <text:p text:style-name="P11">Index.html</text:p>
      <text:list xml:id="list2911908278" text:style-name="L3">
        <text:list-item>
          <text:p text:style-name="P7">Provide some intro text for the app and how to use it</text:p>
        </text:list-item>
      </text:list>
      <text:p text:style-name="P11">Success.html</text:p>
      <text:list xml:id="list164006142056856" text:continue-list="list3953214400" text:style-name="L1">
        <text:list-item>
          <text:p text:style-name="P8">Display preparation steps with numerated points and in better layout</text:p>
        </text:list-item>
        <text:list-item>
          <text:p text:style-name="P4">enable filtering for results after recommendations have been made</text:p>
        </text:list-item>
      </text:list>
      <text:p text:style-name="P1"/>
      <text:p text:style-name="P3">Back-End</text:p>
      <text:list xml:id="list224473527" text:style-name="L2">
        <text:list-item>
          <text:p text:style-name="P5">improve recommendations</text:p>
          <text:list>
            <text:list-item>
              <text:p text:style-name="P9">test TD-IDF for similarities</text:p>
            </text:list-item>
            <text:list-item>
              <text:p text:style-name="P9">test Levenshtein distance</text:p>
            </text:list-item>
          </text:list>
        </text:list-item>
        <text:list-item>
          <text:p text:style-name="P9">add filtering to recommendation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15:48.573863386</meta:creation-date>
    <dc:date>2022-01-26T16:40:04.096453578</dc:date>
    <meta:editing-duration>PT5M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67" meta:character-count="399" meta:non-whitespace-character-count="355"/>
  </office:meta>
</office:document-meta>
</file>